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1ae97" officeooo:paragraph-rsid="0011ae97"/>
    </style:style>
    <style:style style:name="P2" style:family="paragraph" style:parent-style-name="Standard">
      <style:text-properties fo:font-weight="bold" officeooo:rsid="0011ae97" officeooo:paragraph-rsid="0011ae97" style:font-weight-asian="bold" style:font-weight-complex="bold"/>
    </style:style>
    <style:style style:name="P3" style:family="paragraph" style:parent-style-name="Standard">
      <style:text-properties fo:font-weight="bold" officeooo:rsid="0013424f" officeooo:paragraph-rsid="0013424f" style:font-weight-asian="bold" style:font-weight-complex="bold"/>
    </style:style>
    <style:style style:name="P4" style:family="paragraph" style:parent-style-name="Standard">
      <style:text-properties fo:font-weight="bold" officeooo:rsid="00130638" officeooo:paragraph-rsid="00130638" style:font-weight-asian="bold" style:font-weight-complex="bold"/>
    </style:style>
    <style:style style:name="P5" style:family="paragraph" style:parent-style-name="Standard">
      <style:text-properties fo:font-weight="bold" officeooo:rsid="00135572" officeooo:paragraph-rsid="00135572" style:font-weight-asian="bold" style:font-weight-complex="bold"/>
    </style:style>
    <style:style style:name="P6" style:family="paragraph" style:parent-style-name="Standard">
      <style:text-properties officeooo:rsid="00130638" officeooo:paragraph-rsid="00130638"/>
    </style:style>
    <style:style style:name="P7" style:family="paragraph" style:parent-style-name="Standard" style:list-style-name="L1">
      <style:text-properties officeooo:rsid="00130638" officeooo:paragraph-rsid="00130638"/>
    </style:style>
    <style:style style:name="P8" style:family="paragraph" style:parent-style-name="Standard" style:list-style-name="L1">
      <style:text-properties officeooo:rsid="0013424f" officeooo:paragraph-rsid="0013424f"/>
    </style:style>
    <style:style style:name="P9" style:family="paragraph" style:parent-style-name="Standard">
      <style:text-properties officeooo:rsid="0013424f" officeooo:paragraph-rsid="0013424f"/>
    </style:style>
    <style:style style:name="P10" style:family="paragraph" style:parent-style-name="Standard">
      <style:text-properties officeooo:rsid="00135572" officeooo:paragraph-rsid="00135572"/>
    </style:style>
    <style:style style:name="P11" style:family="paragraph" style:parent-style-name="Standard">
      <style:text-properties officeooo:rsid="0013c2d4" officeooo:paragraph-rsid="0013c2d4"/>
    </style:style>
    <style:style style:name="P12" style:family="paragraph" style:parent-style-name="Standard">
      <style:paragraph-properties>
        <style:tab-stops>
          <style:tab-stop style:position="5.3437in"/>
        </style:tab-stops>
      </style:paragraph-properties>
      <style:text-properties fo:font-weight="normal" officeooo:rsid="0014432a" officeooo:paragraph-rsid="0014432a" style:font-weight-asian="normal" style:font-weight-complex="normal"/>
    </style:style>
    <style:style style:name="T1" style:family="text">
      <style:text-properties officeooo:rsid="0013424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 </text:p>
      <text:p text:style-name="P1">the purpose of this document is to familiarize the user into most of the basic systems used in this experiment. This will be done by first giving a rundown of the software versions involved and how they integrate with one another. All versions of the OS have a corresponding version of the software they need to run and they all integrate together so:</text:p>
      <text:p text:style-name="P1"/>
      <text:p text:style-name="P2">(DO NOT CHANGE SOFTWARE VERSIONS UNLESS ABSOLUTELY NECESSARY)</text:p>
      <text:p text:style-name="P2"/>
      <text:p text:style-name="P2">software: </text:p>
      <text:p text:style-name="P1">Ubuntu: 22.04 (Jammy)</text:p>
      <text:p text:style-name="P1">ROS2: humble </text:p>
      <text:p text:style-name="P1">Gazebo: Fortress</text:p>
      <text:p text:style-name="P1">PX4: main </text:p>
      <text:p text:style-name="P9">Github</text:p>
      <text:p text:style-name="P9"/>
      <text:p text:style-name="P11">some of the basic commands used are under manuals and reference folder in the repository</text:p>
      <text:p text:style-name="P11"/>
      <text:p text:style-name="P4">Ubuntu 22.04:</text:p>
      <text:p text:style-name="P6">Ubuntu is a Linux distribution vastly used for scientific purposes. For the purpose of this experiment familiarize yourself with the following aspects: </text:p>
      <text:list xml:id="list780157975" text:style-name="L1">
        <text:list-item>
          <text:p text:style-name="P7">how to use the command line to traverse, create <text:span text:style-name="T1">and run files </text:span></text:p>
        </text:list-item>
        <text:list-item>
          <text:p text:style-name="P8">how to run shell and python scripts </text:p>
        </text:list-item>
        <text:list-item>
          <text:p text:style-name="P8">how to update and upgrade Linux packages </text:p>
        </text:list-item>
        <text:list-item>
          <text:p text:style-name="P8">how to ssh into a remote computer connected to the network </text:p>
        </text:list-item>
      </text:list>
      <text:p text:style-name="P9"/>
      <text:p text:style-name="P3">ROS2 (Robot operating system): </text:p>
      <text:p text:style-name="P9">ROS2 is a set of library of packages meant to facilitate the simulation and control of robotic system. It is based on a system of interconnected nodes that communicate through messages and topics. To familiarize yourself with it please read through and follow these tutorials: </text:p>
      <text:p text:style-name="P9"><text:a xlink:type="simple" xlink:href="https://docs.ros.org/en/humble/index.html" text:style-name="Internet_20_link" text:visited-style-name="Visited_20_Internet_20_Link">https://docs.ros.org/en/humble/index.html</text:a></text:p>
      <text:p text:style-name="P9"/>
      <text:p text:style-name="P5">Gazebo ignition:</text:p>
      <text:p text:style-name="P12">gazebo ignition (not gazebo classic) is a simulation software integrated into ROS2 that helps visualize and control realistic robotic systems. For our use gazebo is used to visualize to dynamics of the UAV as it traverses the treat field. </text:p>
      <text:p text:style-name="P12"/>
      <text:p text:style-name="P10">PX4:</text:p>
      <text:p text:style-name="P10"/>
      <text:p text:style-name="P5">GitHub: </text:p>
      <text:p text:style-name="P10">most of the experiment files are under a git hub repository called Threatfield2025. You should familiarize yourself with the git hub workflow including how to pull files, add to the current branch and push commits and chang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4T12:00:21.973952176</meta:creation-date>
    <dc:date>2025-07-14T13:49:25.788735023</dc:date>
    <meta:editing-duration>PT1H5M32S</meta:editing-duration>
    <meta:editing-cycles>2</meta:editing-cycles>
    <meta:generator>LibreOffice/7.3.7.2$Linux_X86_64 LibreOffice_project/30$Build-2</meta:generator>
    <meta:document-statistic meta:table-count="0" meta:image-count="0" meta:object-count="0" meta:page-count="1" meta:paragraph-count="24" meta:word-count="293" meta:character-count="1799" meta:non-whitespace-character-count="1521"/>
  </office:meta>
</office:document-meta>
</file>